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9d5de" officeooo:paragraph-rsid="0019d5de"/>
    </style:style>
    <style:style style:name="P2" style:family="paragraph" style:parent-style-name="Text_20_body">
      <style:text-properties officeooo:rsid="0019d5de" officeooo:paragraph-rsid="0019d5de"/>
    </style:style>
    <style:style style:name="P3" style:family="paragraph" style:parent-style-name="Text_20_body" style:list-style-name="L1">
      <style:text-properties officeooo:paragraph-rsid="0019d5de"/>
    </style:style>
    <style:style style:name="P4" style:family="paragraph" style:parent-style-name="Text_20_body">
      <style:text-properties officeooo:paragraph-rsid="0019d5de"/>
    </style:style>
    <style:style style:name="P5" style:family="paragraph" style:parent-style-name="Text_20_body">
      <style:text-properties officeooo:rsid="0018455a" officeooo:paragraph-rsid="0018455a"/>
    </style:style>
    <style:style style:name="P6" style:family="paragraph" style:parent-style-name="Text_20_body">
      <style:text-properties officeooo:rsid="0019dcf6" officeooo:paragraph-rsid="0019dcf6"/>
    </style:style>
    <style:style style:name="P7" style:family="paragraph" style:parent-style-name="Standard">
      <style:text-properties officeooo:rsid="0018455a" officeooo:paragraph-rsid="0018455a"/>
    </style:style>
    <style:style style:name="T1" style:family="text">
      <style:text-properties officeooo:rsid="0019d5d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 Goal</text:h>
      <text:p text:style-name="P2">Create a set of parts that can be used to evaluate:</text:p>
      <text:list text:style-name="L1">
        <text:list-item>
          <text:p text:style-name="P3"><text:span text:style-name="T1">Thickness</text:span></text:p>
        </text:list-item>
        <text:list-item>
          <text:p text:style-name="P3"><text:span text:style-name="T1">Holes</text:span></text:p>
        </text:list-item>
        <text:list-item>
          <text:p text:style-name="P3"><text:span text:style-name="T1">Dimensions</text:span></text:p>
        </text:list-item>
      </text:list>
      <text:p text:style-name="P4"/>
      <text:p text:style-name="P4"/>
      <text:h text:style-name="Heading_20_1" text:outline-level="1">Thickness</text:h>
      <text:p text:style-name="P5">1 mm, 2mm, 3mm, 4mm, 5mm</text:p>
      <text:h text:style-name="Heading_20_1" text:outline-level="1">Holes</text:h>
      <text:p text:style-name="P6">Create a plate with the following holes in a matrix:</text:p>
      <text:p text:style-name="Text_20_body">-0,4</text:p>
      <text:p text:style-name="P5">-0,2</text:p>
      <text:p text:style-name="P5">1 mm, 2mm, 3mm, 4mm, 5mm, 7mm, 8mm, 9mm, 10mm</text:p>
      <text:p text:style-name="Text_20_body">+0,2</text:p>
      <text:p text:style-name="Text_20_body">+0,4</text:p>
      <text:p text:style-name="P7"/>
      <text:h text:style-name="Heading_20_1" text:outline-level="1">Size</text:h>
      <text:p text:style-name="P6">Create a shape that can be used to evaluate the dimension, with a 5 mm minimum size</text:p>
      <text:p text:style-name="P7">10 cm x 10 cm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5T09:59:36.748000000</meta:creation-date>
    <dc:date>2024-10-12T12:19:28.202000000</dc:date>
    <meta:editing-duration>PT6M17S</meta:editing-duration>
    <meta:editing-cycles>3</meta:editing-cycles>
    <meta:generator>LibreOffice/24.8.2.1$Windows_X86_64 LibreOffice_project/0f794b6e29741098670a3b95d60478a65d05ef13</meta:generator>
    <meta:document-statistic meta:table-count="0" meta:image-count="0" meta:object-count="0" meta:page-count="1" meta:paragraph-count="17" meta:word-count="74" meta:character-count="341" meta:non-whitespace-character-count="287"/>
  </office:meta>
</office:document-meta>
</file>